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21b7" officeooo:paragraph-rsid="000d21b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</text:p>
      <text:p text:style-name="P1"/>
      <text:p text:style-name="P1">INPUT:</text:p>
      <text:p text:style-name="P1"/>
      <text:p text:style-name="P1">#rockpaperscissors</text:p>
      <text:p text:style-name="P1">import random</text:p>
      <text:p text:style-name="P1"/>
      <text:p text:style-name="P1">p={1:'r',2:'p',3:'s'}</text:p>
      <text:p text:style-name="P1"/>
      <text:p text:style-name="P1">while True:</text:p>
      <text:p text:style-name="P1"><text:tab/>yc=input("your choice: r/p/s ")</text:p>
      <text:p text:style-name="P1"><text:tab/>cc=p[random.randint(1,3)]</text:p>
      <text:p text:style-name="P1"/>
      <text:p text:style-name="P1"><text:tab/>print("computer gave: ", cc)</text:p>
      <text:p text:style-name="P1"/>
      <text:p text:style-name="P1"><text:tab/>if(yc=='r' and cc=='p'):</text:p>
      <text:p text:style-name="P1"><text:tab/><text:tab/>print("computer wins the game")</text:p>
      <text:p text:style-name="P1"><text:tab/>elif(yc=='s' and cc=='p'):</text:p>
      <text:p text:style-name="P1"><text:tab/><text:tab/>print("you win the game")</text:p>
      <text:p text:style-name="P1"><text:tab/>elif(yc=='s' and cc=='r'):</text:p>
      <text:p text:style-name="P1"><text:tab/><text:tab/>print("computer wins the game")</text:p>
      <text:p text:style-name="P1"><text:tab/>elif(yc=='p' and cc=='r'):</text:p>
      <text:p text:style-name="P1"><text:tab/><text:tab/>print("you win the game")</text:p>
      <text:p text:style-name="P1"/>
      <text:p text:style-name="P1">OUTPUT:</text:p>
      <text:p text:style-name="P1"/>
      <text:p text:style-name="P1"><text:tab/>your choice: r/p/s r</text:p>
      <text:p text:style-name="P1">computer gave: <text:s/>p</text:p>
      <text:p text:style-name="P1">computer wins the game</text:p>
      <text:p text:style-name="P1">your choice: r/p/s p</text:p>
      <text:p text:style-name="P1">computer gave: <text:s/>p</text:p>
      <text:p text:style-name="P1">your choice: r/p/s s</text:p>
      <text:p text:style-name="P1">computer gave: <text:s/>r</text:p>
      <text:p text:style-name="P1">computer wins the game</text:p>
      <text:p text:style-name="P1">your choice: r/p/s s</text:p>
      <text:p text:style-name="P1">computer gave: <text:s/>s</text:p>
      <text:p text:style-name="P1">your choice: r/p/s r</text:p>
      <text:p text:style-name="P1">computer gave: <text:s/>r</text:p>
      <text:p text:style-name="P1">your choice: r/p/s p</text:p>
      <text:p text:style-name="P1">computer gave: <text:s/>p</text:p>
      <text:p text:style-name="P1">your choice: r/p/s s</text:p>
      <text:p text:style-name="P1">computer gave: <text:s/>r</text:p>
      <text:p text:style-name="P1">computer wins the game</text:p>
      <text:p text:style-name="P1">your choice: r/p/s p</text:p>
      <text:p text:style-name="P1">computer gave: <text:s/>p</text:p>
      <text:p text:style-name="P1">your choice: r/p/s r</text:p>
      <text:p text:style-name="P1">computer gave: <text:s/>s</text:p>
      <text:p text:style-name="P1">your choice: r/p/s r</text:p>
      <text:p text:style-name="P1">computer gave: <text:s/>r</text:p>
      <text:p text:style-name="P1">your choice: r/p/s p</text:p>
      <text:p text:style-name="P1">computer gave: <text:s/>r</text:p>
      <text:p text:style-name="P1">you win the game</text:p>
      <text:p text:style-name="P1">your choice: r/p/s </text:p>
      <text:p text:style-name="P1"/>
      <text:p text:style-name="P1"/>
      <text:p text:style-name="P1"/>
      <text:p text:style-name="P1"/>
      <text:p text:style-name="P1"/>
      <text:p text:style-name="P1"><text:soft-page-break/>PROGRAM</text:p>
      <text:p text:style-name="P1"/>
      <text:p text:style-name="P1">INPUT:</text:p>
      <text:p text:style-name="P1"/>
      <text:p text:style-name="P1"/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8:58:14.578734945</meta:creation-date>
    <dc:date>2018-10-03T09:01:57.452369716</dc:date>
    <meta:editing-duration>PT3M45S</meta:editing-duration>
    <meta:editing-cycles>1</meta:editing-cycles>
    <meta:document-statistic meta:table-count="0" meta:image-count="0" meta:object-count="0" meta:page-count="2" meta:paragraph-count="48" meta:word-count="144" meta:character-count="919" meta:non-whitespace-character-count="793"/>
    <meta:generator>LibreOffice/6.0.3.2$Linux_X86_64 LibreOffice_project/00m0$Build-2</meta:generator>
  </office:meta>
</office:document-meta>
</file>